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#include &lt;stdio.h&gt;</text:p>
      <text:p text:style-name="Standard">#include &lt;stdlib.h&gt;</text:p>
      <text:p text:style-name="Standard">#include &lt;string.h&gt;</text:p>
      <text:p text:style-name="Standard"/>
      <text:p text:style-name="Standard">void print(int **x, int n, int m) {</text:p>
      <text:p text:style-name="Standard"><text:s text:c="4"/>int i, j;</text:p>
      <text:p text:style-name="Standard"><text:s text:c="4"/>for (i = 0; i &lt; n; i++) {</text:p>
      <text:p text:style-name="Standard"><text:s text:c="8"/>for (j = 0; j &lt; m; j++) {</text:p>
      <text:p text:style-name="Standard"><text:s text:c="12"/>printf("%d\t", x[i][j]);</text:p>
      <text:p text:style-name="Standard"><text:s text:c="8"/>}</text:p>
      <text:p text:style-name="Standard"><text:s text:c="8"/>printf("\n");</text:p>
      <text:p text:style-name="Standard"><text:s text:c="4"/>}</text:p>
      <text:p text:style-name="Standard"><text:s text:c="4"/>printf("\n\n");</text:p>
      <text:p text:style-name="Standard">}</text:p>
      <text:p text:style-name="Standard"/>
      <text:p text:style-name="Standard">void bankers(int **max, int **allocation, int *available, int numberOfProcesses,</text:p>
      <text:p text:style-name="Standard"><text:s text:c="13"/>int numberOfResources) {</text:p>
      <text:p text:style-name="Standard"><text:s text:c="4"/>int **need, *completed, *safeSequnece, currProcess = -1, count = 0;</text:p>
      <text:p text:style-name="Standard"><text:s text:c="4"/>need = (int **)malloc(sizeof(int *) * numberOfProcesses);</text:p>
      <text:p text:style-name="Standard"><text:s text:c="4"/>for (int i = 0; i &lt; numberOfResources; i++)</text:p>
      <text:p text:style-name="Standard"><text:s text:c="8"/>need[i] = (int *)malloc(sizeof(int) * numberOfResources);</text:p>
      <text:p text:style-name="Standard"><text:s text:c="4"/>for (int i = 0; i &lt; numberOfProcesses; i++) {</text:p>
      <text:p text:style-name="Standard"><text:s text:c="8"/>for (int j = 0; j &lt; numberOfResources; j++)</text:p>
      <text:p text:style-name="Standard"><text:s text:c="12"/>need[i][j] = max[i][j] - allocation[i][j];</text:p>
      <text:p text:style-name="Standard"><text:s text:c="4"/>}</text:p>
      <text:p text:style-name="Standard"><text:s text:c="4"/>completed = (int *)malloc(sizeof(int) * numberOfProcesses);</text:p>
      <text:p text:style-name="Standard"><text:s text:c="4"/>memset(completed, 0, sizeof(completed));</text:p>
      <text:p text:style-name="Standard"><text:s text:c="4"/>safeSequnece = (int *)malloc(sizeof(int) * numberOfProcesses);</text:p>
      <text:p text:style-name="Standard"><text:s text:c="4"/>memset(safeSequnece, -1, sizeof(safeSequnece));</text:p>
      <text:p text:style-name="Standard"><text:s text:c="4"/>do {</text:p>
      <text:p text:style-name="Standard"><text:s text:c="8"/>for (int i = 0; i &lt; numberOfProcesses; i++) {</text:p>
      <text:p text:style-name="Standard"><text:s text:c="12"/>currProcess = i;</text:p>
      <text:p text:style-name="Standard"><text:s text:c="12"/>if (!completed[i]) {</text:p>
      <text:p text:style-name="Standard"><text:s text:c="16"/>for (int j = 0; j &lt; numberOfResources; j++) {</text:p>
      <text:p text:style-name="Standard"><text:s text:c="20"/>if (need[i][j] &gt; available[j]) {</text:p>
      <text:p text:style-name="Standard"><text:s text:c="24"/>currProcess = -1;</text:p>
      <text:p text:style-name="Standard"><text:s text:c="24"/>break;</text:p>
      <text:p text:style-name="Standard"><text:s text:c="20"/>}</text:p>
      <text:p text:style-name="Standard"><text:s text:c="16"/>}</text:p>
      <text:p text:style-name="Standard"><text:s text:c="16"/>if (currProcess == i) {</text:p>
      <text:p text:style-name="Standard"><text:s text:c="20"/>printf("Process %d completed\n", i + 1);</text:p>
      <text:p text:style-name="Standard"><text:s text:c="20"/>safeSequnece[count++] = i + 1;</text:p>
      <text:p text:style-name="Standard"><text:s text:c="20"/>completed[i] = 1;</text:p>
      <text:p text:style-name="Standard"><text:s text:c="20"/>for (int k = 0; k &lt; numberOfResources; k++) {</text:p>
      <text:p text:style-name="Standard"><text:s text:c="24"/>available[k] += allocation[i][k];</text:p>
      <text:p text:style-name="Standard"><text:s text:c="20"/>}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4"/>} while (count != numberOfProcesses &amp;&amp; currProcess != -1);</text:p>
      <text:p text:style-name="Standard"><text:s text:c="4"/>if (count == numberOfProcesses) {</text:p>
      <text:p text:style-name="Standard"><text:soft-page-break/><text:s text:c="8"/>printf("The system is safe\n");</text:p>
      <text:p text:style-name="Standard"><text:s text:c="8"/>printf("The safe sequence: ");</text:p>
      <text:p text:style-name="Standard"><text:s text:c="8"/>for (int i = 0; i &lt; numberOfProcesses; i++)</text:p>
      <text:p text:style-name="Standard"><text:s text:c="12"/>printf("%d ", safeSequnece[i]);</text:p>
      <text:p text:style-name="Standard"><text:s text:c="8"/>printf("\n");</text:p>
      <text:p text:style-name="Standard"><text:s text:c="4"/>} else {</text:p>
      <text:p text:style-name="Standard"><text:s text:c="8"/>printf("Deadlock detected\n");</text:p>
      <text:p text:style-name="Standard"><text:s text:c="4"/>}</text:p>
      <text:p text:style-name="Standard">}</text:p>
      <text:p text:style-name="Standard"/>
      <text:p text:style-name="Standard">int main() {</text:p>
      <text:p text:style-name="Standard"><text:s text:c="4"/>int **max, **allocation, *available;</text:p>
      <text:p text:style-name="Standard"><text:s text:c="4"/>int numberOfProcesses, numberOfResources;</text:p>
      <text:p text:style-name="Standard"><text:s text:c="4"/>printf("Enter the number of Processes: ");</text:p>
      <text:p text:style-name="Standard"><text:s text:c="4"/>scanf("%d", &amp;numberOfProcesses);</text:p>
      <text:p text:style-name="Standard"><text:s text:c="4"/>printf("Enter the number of Resources: ");</text:p>
      <text:p text:style-name="Standard"><text:s text:c="4"/>scanf("%d", &amp;numberOfResources);</text:p>
      <text:p text:style-name="Standard"><text:s text:c="4"/>printf("\n\n");</text:p>
      <text:p text:style-name="Standard"><text:s text:c="4"/>// Generate input</text:p>
      <text:p text:style-name="Standard"><text:s text:c="4"/>printf("Enter the Max allocation:\n");</text:p>
      <text:p text:style-name="Standard"><text:s text:c="4"/>max = (int **)malloc(sizeof(int *) * numberOfProcesses);</text:p>
      <text:p text:style-name="Standard"><text:s text:c="4"/>for (int i = 0; i &lt; numberOfResources; i++)</text:p>
      <text:p text:style-name="Standard"><text:s text:c="8"/>max[i] = (int *)malloc(sizeof(int) * numberOfResources);</text:p>
      <text:p text:style-name="Standard"><text:s text:c="4"/>for (int i = 0; i &lt; numberOfProcesses; i++) {</text:p>
      <text:p text:style-name="Standard"><text:s text:c="8"/>for (int j = 0; j &lt; numberOfResources; j++) scanf("%d", &amp;max[i][j]);</text:p>
      <text:p text:style-name="Standard"><text:s text:c="4"/>}</text:p>
      <text:p text:style-name="Standard"><text:s text:c="4"/>printf("Enter the Allocation matrix: \n");</text:p>
      <text:p text:style-name="Standard"><text:s text:c="4"/>allocation = (int **)malloc(sizeof(int *) * numberOfProcesses);</text:p>
      <text:p text:style-name="Standard"><text:s text:c="4"/>for (int i = 0; i &lt; numberOfResources; i++)</text:p>
      <text:p text:style-name="Standard"><text:s text:c="8"/>allocation[i] = (int *)malloc(sizeof(int) * numberOfResources);</text:p>
      <text:p text:style-name="Standard"><text:s text:c="4"/>for (int i = 0; i &lt; numberOfProcesses; i++) {</text:p>
      <text:p text:style-name="Standard"><text:s text:c="8"/>for (int j = 0; j &lt; numberOfResources; j++)</text:p>
      <text:p text:style-name="Standard"><text:s text:c="12"/>scanf("%d", &amp;allocation[i][j]);</text:p>
      <text:p text:style-name="Standard"><text:s text:c="4"/>}</text:p>
      <text:p text:style-name="Standard"/>
      <text:p text:style-name="Standard"><text:s text:c="4"/>printf("Enter the availabe resources: ");</text:p>
      <text:p text:style-name="Standard"><text:s text:c="4"/>available = (int *)malloc(sizeof(int) * numberOfResources);</text:p>
      <text:p text:style-name="Standard"><text:s text:c="4"/>for (int i = 0; i &lt; numberOfResources; i++) scanf("%d", &amp;available[i]);</text:p>
      <text:p text:style-name="Standard"><text:s text:c="4"/>printf("The max matrix:\n");</text:p>
      <text:p text:style-name="Standard"><text:s text:c="4"/>print(max, numberOfProcesses, numberOfResources);</text:p>
      <text:p text:style-name="Standard"><text:s text:c="4"/>printf("The allocation matrix:\n");</text:p>
      <text:p text:style-name="Standard"><text:s text:c="4"/>print(allocation, numberOfProcesses, numberOfResources);</text:p>
      <text:p text:style-name="Standard"><text:s text:c="4"/>bankers(max, allocation, available, numberOfProcesses, numberOfResources)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1:03:32.678897315</meta:creation-date>
    <dc:date>2018-11-12T11:04:32.397436535</dc:date>
    <meta:editing-duration>PT1M</meta:editing-duration>
    <meta:editing-cycles>1</meta:editing-cycles>
    <meta:document-statistic meta:table-count="0" meta:image-count="0" meta:object-count="0" meta:page-count="2" meta:paragraph-count="92" meta:word-count="415" meta:character-count="3541" meta:non-whitespace-character-count="2537"/>
    <meta:generator>LibreOffice/6.0.6.2$Linux_X86_64 LibreOffice_project/00m0$Build-2</meta:generator>
  </office:meta>
</office:document-meta>
</file>